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paragraph-properties fo:break-before="page"/>
      <style:text-properties style:language-asian="ja" style:country-asian="JP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6-15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6">概要<text:tab/>3</text:p>
          <text:p text:style-name="P6">基本モジュール<text:tab/>4</text:p>
          <text:p text:style-name="P4">文字サイズ<text:tab/>4</text:p>
          <text:p text:style-name="P4">文字組み<text:tab/>4</text:p>
          <text:p text:style-name="P4">回り込み制御<text:tab/>4</text:p>
          <text:p text:style-name="P4">その他<text:tab/>4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7" text:outline-level="1">概要</text:h>
      <text:p text:style-name="P2"/>
      <text:p text:style-name="P2">このドキュメントは、コンテンツを構成モジュール定義の一覧を示すものである。</text:p>
      <text:p text:style-name="P2"/>
      <text:p text:style-name="P2">モジュールは、構成要素単位で構造化されたHTMLとCSSのセットであり、サイト全体の管理者により定義され、コンテンツ個別の制作者に配布されるものである。</text:p>
      <text:p text:style-name="P2"/>
      <text:p text:style-name="P2">ここで定義されるモジュールは、サイト全体の管理者により、将来の環境や要件の変化を想定して設計されたものであり、コンテンツ制作者には、そのルールに従ってコンテンツを構築することが求められる。</text:p>
      <text:p text:style-name="P2"/>
      <text:p text:style-name="P2">コンテンツ制作者は、ここに定義されていないモジュールを独自に開発することができるが(独自モジュール開発のルールについてはマニュアル参照)、これは通常推奨されない。独自モジュールを多く開発すると、サイト全体のルールが次第に崩れてくる恐れがあり、管理効率が著しく低下するためである。極力、このドキュメントに定義された、管理者によって設計、提供されたモジュールのみを使ってコンテンツを構築することが望ましい。</text:p>
      <text:p text:style-name="P2"/>
      <text:p text:style-name="P2"/>
      <text:p text:style-name="P3"/>
      <text:h text:style-name="Heading_20_1" text:outline-level="1">基本モジュール</text:h>
      <text:p text:style-name="P2"/>
      <text:p text:style-name="P2">サイト全体に一元的に設計されているモジュールの一覧について説明します。</text:p>
      <text:p text:style-name="P2"/>
      <text:h text:style-name="Heading_20_2" text:outline-level="2">文字サイズ</text:h>
      <text:p text:style-name="P2"><draw:frame draw:style-name="fr1" draw:name="オブジェクト1" text:anchor-type="paragraph" svg:x="0.025cm" svg:y="0.39cm" svg:width="16.062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6.062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5.903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その他</text:h>
      <text:p text:style-name="P2"><draw:frame draw:style-name="fr1" draw:name="オブジェクト4" text:anchor-type="paragraph" svg:x="0.016cm" svg:y="0.377cm" svg:width="16.034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5</text:page-number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6-15T00:20:23.82</dc:date>
    <dc:creator>Koyanagi Tomoya</dc:creator>
    <meta:editing-duration>PT16H11M47S</meta:editing-duration>
    <meta:editing-cycles>49</meta:editing-cycles>
    <meta:generator>OpenOffice.org/3.2$Win32 OpenOffice.org_project/320m18$Build-9502</meta:generator>
    <dc:title>Pickles Framework 1.X コンテンツモジュール一覧</dc:title>
    <meta:document-statistic meta:table-count="0" meta:image-count="0" meta:object-count="4" meta:page-count="5" meta:paragraph-count="22" meta:word-count="259" meta:character-count="5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